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Light" fo:font-size="12pt" officeooo:paragraph-rsid="0014a049" style:font-size-asian="12pt" style:font-name-complex="Times New Roman" style:font-size-complex="12pt"/>
    </style:style>
    <style:style style:name="P2" style:family="paragraph" style:parent-style-name="Standard">
      <style:text-properties style:font-name="Calibri Light" fo:font-size="12pt" fo:font-weight="bold" officeooo:paragraph-rsid="0014a049" style:font-size-asian="12pt" style:font-weight-asian="bold" style:font-name-complex="Times New Roman" style:font-size-complex="12pt"/>
    </style:style>
    <style:style style:name="P3" style:family="paragraph" style:parent-style-name="Standard">
      <style:text-properties fo:color="#000000" style:font-name="Liberation Serif" fo:font-size="12pt" officeooo:paragraph-rsid="0014a049" style:font-size-asian="12pt" style:font-name-complex="Times New Roman" style:font-size-complex="12pt"/>
    </style:style>
    <style:style style:name="P4" style:family="paragraph" style:parent-style-name="Standard">
      <style:text-properties fo:color="#000000" style:font-name="Liberation Serif" fo:font-size="12pt" officeooo:paragraph-rsid="00163f45" style:font-size-asian="12pt" style:font-name-complex="Times New Roman" style:font-size-complex="12pt"/>
    </style:style>
    <style:style style:name="P5" style:family="paragraph" style:parent-style-name="Standard">
      <style:text-properties fo:color="#000000" style:font-name="Liberation Serif" fo:font-size="12pt" fo:font-weight="bold" officeooo:paragraph-rsid="00163f45" style:font-size-asian="12pt" style:font-weight-asian="bold" style:font-name-complex="Times New Roman" style:font-size-complex="12pt"/>
    </style:style>
    <style:style style:name="P6" style:family="paragraph" style:parent-style-name="Standard">
      <style:text-properties officeooo:paragraph-rsid="0014a049"/>
    </style:style>
    <style:style style:name="P7" style:family="paragraph" style:parent-style-name="Standard">
      <style:paragraph-properties fo:line-height="150%"/>
      <style:text-properties fo:font-weight="bold" officeooo:rsid="001b6f37" officeooo:paragraph-rsid="001b6f37"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rsid="0014a049" officeooo:paragraph-rsid="0014a049" style:font-weight-asian="bold" style:font-weight-complex="bold"/>
    </style:style>
    <style:style style:name="P9" style:family="paragraph" style:parent-style-name="Standard">
      <style:paragraph-properties fo:line-height="150%"/>
      <style:text-properties style:font-name="Liberation Serif" fo:font-weight="bold" officeooo:rsid="0014a049" officeooo:paragraph-rsid="0014a049" style:font-weight-asian="bold" style:font-weight-complex="bold"/>
    </style:style>
    <style:style style:name="P10" style:family="paragraph" style:parent-style-name="Standard">
      <style:paragraph-properties fo:line-height="150%"/>
      <style:text-properties style:font-name="Liberation Serif" fo:font-weight="bold" officeooo:rsid="0014a049" officeooo:paragraph-rsid="001f5475" style:font-weight-asian="bold" style:font-weight-complex="bold"/>
    </style:style>
    <style:style style:name="P11" style:family="paragraph" style:parent-style-name="Standard">
      <style:text-properties style:font-name="Liberation Serif" fo:font-weight="bold" officeooo:paragraph-rsid="0014a049" style:font-weight-asian="bold" style:font-weight-complex="bold"/>
    </style:style>
    <style:style style:name="P12" style:family="paragraph" style:parent-style-name="Standard">
      <style:paragraph-properties fo:line-height="150%" fo:text-align="center" style:justify-single-word="false"/>
      <style:text-properties style:font-name="Liberation Serif" fo:font-weight="bold" officeooo:rsid="00163f45" officeooo:paragraph-rsid="00163f45" style:font-weight-asian="bold" style:font-weight-complex="bold"/>
    </style:style>
    <style:style style:name="P13" style:family="paragraph" style:parent-style-name="Standard">
      <style:paragraph-properties fo:line-height="150%"/>
      <style:text-properties style:font-name="Liberation Serif" fo:font-weight="bold" officeooo:rsid="00172b97" officeooo:paragraph-rsid="00172b97" style:font-weight-asian="bold" style:font-weight-complex="bold"/>
    </style:style>
    <style:style style:name="P14" style:family="paragraph" style:parent-style-name="Standard">
      <style:paragraph-properties fo:line-height="150%"/>
      <style:text-properties style:font-name="Liberation Serif" fo:font-weight="bold" officeooo:rsid="00213b4b" officeooo:paragraph-rsid="00213b4b" style:font-weight-asian="bold" style:font-weight-complex="bold"/>
    </style:style>
    <style:style style:name="P15" style:family="paragraph" style:parent-style-name="Standard">
      <style:paragraph-properties fo:text-align="center" style:justify-single-word="false"/>
      <style:text-properties style:font-name="Liberation Serif" officeooo:paragraph-rsid="0014a049"/>
    </style:style>
    <style:style style:name="P16" style:family="paragraph" style:parent-style-name="Standard">
      <style:text-properties style:font-name="Liberation Serif" fo:font-size="12pt" officeooo:paragraph-rsid="0014a049" style:font-size-asian="12pt" style:font-size-complex="12pt"/>
    </style:style>
    <style:style style:name="P17" style:family="paragraph" style:parent-style-name="Standard">
      <style:text-properties style:font-name="Liberation Serif" officeooo:paragraph-rsid="0014a049"/>
    </style:style>
    <style:style style:name="P18" style:family="paragraph" style:parent-style-name="Standard">
      <style:paragraph-properties fo:line-height="150%"/>
      <style:text-properties style:font-name="Liberation Serif" officeooo:rsid="0014a049" officeooo:paragraph-rsid="0014a049"/>
    </style:style>
    <style:style style:name="P19" style:family="paragraph" style:parent-style-name="Standard">
      <style:paragraph-properties fo:line-height="150%"/>
      <style:text-properties style:font-name="Liberation Serif" officeooo:rsid="0014a049" officeooo:paragraph-rsid="001f5475"/>
    </style:style>
    <style:style style:name="P20" style:family="paragraph" style:parent-style-name="Standard">
      <style:paragraph-properties fo:line-height="150%"/>
      <style:text-properties style:font-name="Liberation Serif" officeooo:rsid="0014a049" officeooo:paragraph-rsid="0022d7e6"/>
    </style:style>
    <style:style style:name="P21" style:family="paragraph" style:parent-style-name="Standard">
      <style:text-properties style:font-name="Liberation Serif" officeooo:rsid="0014a049" officeooo:paragraph-rsid="00163f45"/>
    </style:style>
    <style:style style:name="P22" style:family="paragraph" style:parent-style-name="Standard">
      <style:text-properties style:font-name="Liberation Serif" officeooo:rsid="0014a049" officeooo:paragraph-rsid="001f5475"/>
    </style:style>
    <style:style style:name="P23" style:family="paragraph" style:parent-style-name="Standard">
      <style:text-properties style:font-name="Liberation Serif" officeooo:paragraph-rsid="00163f45"/>
    </style:style>
    <style:style style:name="P24" style:family="paragraph" style:parent-style-name="Standard">
      <style:paragraph-properties fo:line-height="150%"/>
      <style:text-properties style:font-name="Liberation Serif" officeooo:rsid="0018c26c" officeooo:paragraph-rsid="0018c26c"/>
    </style:style>
    <style:style style:name="P25" style:family="paragraph" style:parent-style-name="Standard">
      <style:paragraph-properties fo:line-height="150%"/>
      <style:text-properties style:font-name="Liberation Serif" fo:font-weight="normal" officeooo:rsid="0018c26c" officeooo:paragraph-rsid="0018c26c" style:font-weight-asian="normal" style:font-weight-complex="normal"/>
    </style:style>
    <style:style style:name="P26" style:family="paragraph" style:parent-style-name="Standard">
      <style:paragraph-properties fo:line-height="150%" fo:text-align="center" style:justify-single-word="false"/>
      <style:text-properties style:font-name="Liberation Serif" style:text-underline-style="solid" style:text-underline-width="auto" style:text-underline-color="font-color" fo:font-weight="bold" officeooo:rsid="00163f45" officeooo:paragraph-rsid="00163f45" style:font-weight-asian="bold" style:font-weight-complex="bold"/>
    </style:style>
    <style:style style:name="P27" style:family="paragraph" style:parent-style-name="Standard">
      <style:paragraph-properties fo:line-height="150%"/>
      <style:text-properties style:font-name="Liberation Serif" style:text-underline-style="solid" style:text-underline-width="auto" style:text-underline-color="font-color" fo:font-weight="bold" officeooo:rsid="00172b97" officeooo:paragraph-rsid="00172b97" style:font-weight-asian="bold" style:font-weight-complex="bold"/>
    </style:style>
    <style:style style:name="P28" style:family="paragraph" style:parent-style-name="Standard">
      <style:text-properties style:font-name="Liberation Serif" officeooo:rsid="001f5475" officeooo:paragraph-rsid="001f5475"/>
    </style:style>
    <style:style style:name="P29" style:family="paragraph" style:parent-style-name="Standard">
      <style:paragraph-properties fo:line-height="150%"/>
      <style:text-properties style:font-name="Liberation Serif" officeooo:rsid="001f5475" officeooo:paragraph-rsid="001f5475"/>
    </style:style>
    <style:style style:name="P30" style:family="paragraph" style:parent-style-name="Standard">
      <style:text-properties officeooo:paragraph-rsid="0014ae17"/>
    </style:style>
    <style:style style:name="P31" style:family="paragraph" style:parent-style-name="Standard">
      <style:text-properties officeooo:paragraph-rsid="0014fbca"/>
    </style:style>
    <style:style style:name="P32" style:family="paragraph" style:parent-style-name="Standard" style:list-style-name="L4">
      <style:text-properties officeooo:paragraph-rsid="0014fbca"/>
    </style:style>
    <style:style style:name="P33" style:family="paragraph" style:parent-style-name="Standard" style:list-style-name="L5">
      <style:text-properties officeooo:paragraph-rsid="0014fbca"/>
    </style:style>
    <style:style style:name="P34" style:family="paragraph" style:parent-style-name="Standard" style:list-style-name="L6">
      <style:text-properties officeooo:paragraph-rsid="0014a049"/>
    </style:style>
    <style:style style:name="P35" style:family="paragraph" style:parent-style-name="Standard" style:list-style-name="L7">
      <style:text-properties officeooo:paragraph-rsid="0014a049"/>
    </style:style>
    <style:style style:name="P36" style:family="paragraph" style:parent-style-name="Standard">
      <style:paragraph-properties fo:line-height="150%"/>
      <style:text-properties officeooo:paragraph-rsid="0018c26c"/>
    </style:style>
    <style:style style:name="P37" style:family="paragraph" style:parent-style-name="Standard">
      <style:text-properties officeooo:paragraph-rsid="00163f45"/>
    </style:style>
    <style:style style:name="P38" style:family="paragraph" style:parent-style-name="Standard">
      <style:paragraph-properties fo:line-height="150%"/>
      <style:text-properties officeooo:rsid="0018c26c" officeooo:paragraph-rsid="0018c26c"/>
    </style:style>
    <style:style style:name="P39" style:family="paragraph" style:parent-style-name="Standard">
      <style:paragraph-properties fo:line-height="150%"/>
      <style:text-properties fo:font-weight="normal" officeooo:rsid="00199cde" officeooo:paragraph-rsid="00199cde" style:font-weight-asian="normal" style:font-weight-complex="normal"/>
    </style:style>
    <style:style style:name="P40" style:family="paragraph" style:parent-style-name="Standard">
      <style:paragraph-properties fo:line-height="150%"/>
      <style:text-properties fo:font-weight="normal" officeooo:rsid="001b6f37" officeooo:paragraph-rsid="001b6f37" style:font-weight-asian="normal" style:font-weight-complex="normal"/>
    </style:style>
    <style:style style:name="P41" style:family="paragraph" style:parent-style-name="Standard">
      <style:paragraph-properties fo:line-height="150%"/>
      <style:text-properties officeooo:rsid="001b6f37" officeooo:paragraph-rsid="001b6f37"/>
    </style:style>
    <style:style style:name="P42" style:family="paragraph" style:parent-style-name="Standard">
      <style:paragraph-properties fo:margin-left="0cm" fo:margin-right="0cm" fo:text-indent="0cm" style:auto-text-indent="false"/>
      <style:text-properties officeooo:paragraph-rsid="0014a049"/>
    </style:style>
    <style:style style:name="P43" style:family="paragraph" style:parent-style-name="List_20_Paragraph" style:list-style-name="WWNum1">
      <style:text-properties officeooo:paragraph-rsid="0014a049"/>
    </style:style>
    <style:style style:name="P44" style:family="paragraph" style:parent-style-name="List_20_Paragraph" style:list-style-name="WWNum1">
      <style:text-properties officeooo:paragraph-rsid="001615de"/>
    </style:style>
    <style:style style:name="P45" style:family="paragraph" style:parent-style-name="List_20_Paragraph" style:list-style-name="WWNum2">
      <style:text-properties style:font-name="Liberation Serif" officeooo:paragraph-rsid="00163f45"/>
    </style:style>
    <style:style style:name="P46" style:family="paragraph" style:parent-style-name="List_20_Paragraph" style:list-style-name="WWNum3">
      <style:text-properties style:font-name="Liberation Serif" officeooo:paragraph-rsid="00163f45"/>
    </style:style>
    <style:style style:name="P47" style:family="paragraph" style:parent-style-name="List_20_Paragraph" style:list-style-name="WWNum4">
      <style:text-properties style:font-name="Liberation Serif" officeooo:paragraph-rsid="00163f45"/>
    </style:style>
    <style:style style:name="P48" style:family="paragraph" style:parent-style-name="List_20_Paragraph" style:list-style-name="WWNum5">
      <style:text-properties style:font-name="Liberation Serif" officeooo:paragraph-rsid="00163f45"/>
    </style:style>
    <style:style style:name="P49" style:family="paragraph" style:parent-style-name="List_20_Paragraph">
      <style:text-properties style:font-name="Liberation Serif" fo:font-size="12pt" officeooo:paragraph-rsid="0014a049" style:font-size-asian="12pt" style:font-name-complex="Times New Roman" style:font-size-complex="12pt"/>
    </style:style>
    <style:style style:name="P50" style:family="paragraph" style:parent-style-name="List_20_Paragraph">
      <style:text-properties style:font-name="Liberation Serif" fo:font-size="12pt" officeooo:paragraph-rsid="00163f45" style:font-size-asian="12pt" style:font-name-complex="Times New Roman" style:font-size-complex="12pt"/>
    </style:style>
    <style:style style:name="P51" style:family="paragraph" style:parent-style-name="List_20_Paragraph">
      <style:text-properties style:font-name="Liberation Serif" officeooo:paragraph-rsid="0014a049"/>
    </style:style>
    <style:style style:name="P52" style:family="paragraph" style:parent-style-name="List_20_Paragraph" style:list-style-name="WWNum6">
      <style:text-properties style:font-name="Liberation Serif" officeooo:paragraph-rsid="00163f45"/>
    </style:style>
    <style:style style:name="P53" style:family="paragraph" style:parent-style-name="List_20_Paragraph" style:list-style-name="WWNum8">
      <style:text-properties style:font-name="Liberation Serif" officeooo:paragraph-rsid="0014a049"/>
    </style:style>
    <style:style style:name="P54" style:family="paragraph" style:parent-style-name="List_20_Paragraph" style:list-style-name="WWNum7">
      <style:text-properties style:font-name="Liberation Serif" officeooo:paragraph-rsid="0014a049"/>
    </style:style>
    <style:style style:name="P55" style:family="paragraph" style:parent-style-name="List_20_Paragraph">
      <style:text-properties style:font-name="Liberation Serif" officeooo:paragraph-rsid="00163f45"/>
    </style:style>
    <style:style style:name="T1" style:family="text">
      <style:text-properties fo:color="#000000" fo:font-size="12pt" style:font-size-asian="12pt" style:font-name-complex="Times New Roman" style:font-size-complex="12pt"/>
    </style:style>
    <style:style style:name="T2" style:family="text">
      <style:text-properties fo:color="#000000" fo:font-size="12pt" officeooo:rsid="00163f45" style:font-size-asian="12pt" style:font-name-complex="Times New Roman" style:font-size-complex="12pt"/>
    </style:style>
    <style:style style:name="T3" style:family="text">
      <style:text-properties fo:color="#000000" fo:font-size="12pt" fo:font-weight="bold" style:font-size-asian="12pt" style:font-weight-asian="bold" style:font-name-complex="Times New Roman" style:font-size-complex="12pt"/>
    </style:style>
    <style:style style:name="T4" style:family="text">
      <style:text-properties fo:color="#000000" style:font-name="Liberation Serif" fo:font-size="12pt" style:font-size-asian="12pt" style:font-name-complex="Times New Roman" style:font-size-complex="12pt"/>
    </style:style>
    <style:style style:name="T5" style:family="text">
      <style:text-properties fo:color="#000000" style:font-name="Liberation Serif" fo:font-size="12pt" officeooo:rsid="0014ae17" style:font-size-asian="12pt" style:font-name-complex="Times New Roman" style:font-size-complex="12pt"/>
    </style:style>
    <style:style style:name="T6" style:family="text">
      <style:text-properties fo:color="#000000" style:font-name="Liberation Serif" fo:font-size="12pt" fo:font-weight="bold" style:font-size-asian="12pt" style:font-weight-asian="bold" style:font-name-complex="Times New Roman" style:font-size-complex="12pt"/>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2pt" style:font-size-asian="12pt" style:font-name-complex="Times New Roman" style:font-size-complex="12pt"/>
    </style:style>
    <style:style style:name="T10" style:family="text">
      <style:text-properties style:font-name="Liberation Serif"/>
    </style:style>
    <style:style style:name="T11" style:family="text">
      <style:text-properties style:font-name="Liberation Serif" fo:font-size="12pt" fo:font-weight="bold" style:font-size-asian="12pt" style:font-weight-asian="bold" style:font-name-complex="Times New Roman" style:font-size-complex="12pt"/>
    </style:style>
    <style:style style:name="T12" style:family="text">
      <style:text-properties style:font-name="Liberation Serif" fo:font-size="12pt" fo:font-weight="bold" officeooo:rsid="0014a049" style:font-size-asian="12pt" style:font-weight-asian="bold" style:font-name-complex="Times New Roman" style:font-size-complex="12pt" style:font-weight-complex="bold"/>
    </style:style>
    <style:style style:name="T13" style:family="text">
      <style:text-properties style:font-name="Liberation Serif" fo:font-size="12pt" fo:font-weight="bold" style:font-size-asian="12pt" style:font-weight-asian="bold" style:font-name-complex="Times New Roman" style:font-size-complex="12pt" style:font-weight-complex="bold"/>
    </style:style>
    <style:style style:name="T14" style:family="text">
      <style:text-properties style:font-name="Liberation Serif" fo:font-size="12pt" style:font-size-asian="12pt" style:font-name-complex="Times New Roman" style:font-size-complex="12pt"/>
    </style:style>
    <style:style style:name="T15" style:family="text">
      <style:text-properties style:font-name="Liberation Serif" fo:font-size="12pt" officeooo:rsid="0014a049" style:font-size-asian="12pt" style:font-name-complex="Times New Roman" style:font-size-complex="12pt"/>
    </style:style>
    <style:style style:name="T16" style:family="text">
      <style:text-properties style:font-name="Liberation Serif" fo:font-size="12pt" officeooo:rsid="0014ae17" style:font-size-asian="12pt" style:font-name-complex="Times New Roman" style:font-size-complex="12pt"/>
    </style:style>
    <style:style style:name="T17" style:family="text">
      <style:text-properties style:font-name="Liberation Serif" fo:font-size="12pt" officeooo:rsid="0014fbca" style:font-size-asian="12pt" style:font-name-complex="Times New Roman" style:font-size-complex="12pt"/>
    </style:style>
    <style:style style:name="T18" style:family="text">
      <style:text-properties style:font-name="Liberation Serif" fo:font-size="12pt" officeooo:rsid="001615de" style:font-size-asian="12pt" style:font-name-complex="Times New Roman" style:font-size-complex="12pt"/>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14a049" style:font-size-asian="10.5pt" style:font-size-complex="12pt"/>
    </style:style>
    <style:style style:name="T21" style:family="text">
      <style:text-properties style:font-name="Liberation Serif" fo:font-size="12pt" officeooo:rsid="0014ae17" style:font-size-asian="10.5pt" style:font-size-complex="12pt"/>
    </style:style>
    <style:style style:name="T22" style:family="text">
      <style:text-properties style:font-name="Liberation Serif" fo:font-weight="normal" style:font-weight-asian="normal" style:font-weight-complex="normal"/>
    </style:style>
    <style:style style:name="T23" style:family="text">
      <style:text-properties style:font-name="Liberation Serif" fo:font-weight="normal" officeooo:rsid="0018c26c" style:font-weight-asian="normal" style:font-weight-complex="normal"/>
    </style:style>
    <style:style style:name="T24" style:family="text">
      <style:text-properties style:font-name="Liberation Serif" fo:font-weight="normal" officeooo:rsid="00199cde" style:font-weight-asian="normal" style:font-weight-complex="normal"/>
    </style:style>
    <style:style style:name="T25" style:family="text">
      <style:text-properties style:font-name="Liberation Serif" fo:font-weight="bold" style:font-weight-asian="bold" style:font-weight-complex="bold"/>
    </style:style>
    <style:style style:name="T26" style:family="text">
      <style:text-properties style:font-name="Liberation Serif" fo:font-weight="bold" officeooo:rsid="0018c26c" style:font-weight-asian="bold" style:font-weight-complex="bold"/>
    </style:style>
    <style:style style:name="T27" style:family="text">
      <style:text-properties style:font-name="Liberation Serif" officeooo:rsid="001b6f37"/>
    </style:style>
    <style:style style:name="T28" style:family="text">
      <style:text-properties style:font-name="Liberation Serif" officeooo:rsid="001d6ccb"/>
    </style:style>
    <style:style style:name="T29" style:family="text">
      <style:text-properties style:font-name="Liberation Serif" style:text-underline-style="solid" style:text-underline-width="auto" style:text-underline-color="font-color" fo:font-weight="bold" style:font-weight-asian="bold" style:font-weight-complex="bold"/>
    </style:style>
    <style:style style:name="T30" style:family="text">
      <style:text-properties officeooo:rsid="001d6ccb"/>
    </style:style>
    <style:style style:name="T31" style:family="text">
      <style:text-properties officeooo:rsid="001f5475"/>
    </style:style>
    <style:style style:name="T32" style:family="text">
      <style:text-properties officeooo:rsid="0022d7e6"/>
    </style:style>
    <style:style style:name="T33" style:family="text">
      <style:text-properties officeooo:rsid="0022fd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text:p>
      <text:p text:style-name="P8"><text:span text:style-name="T8">E-CARE HOSPITAL MANAGEMENT SYSTEM FINAL DOCUMENTATION</text:span></text:p>
      <text:p text:style-name="P15"><text:span text:style-name="T8"/></text:p>
      <text:p text:style-name="P15"><text:span text:style-name="T8"/></text:p>
      <text:p text:style-name="P6"><text:span text:style-name="fontstyle01"><text:span text:style-name="T11">INTRODUCTON</text:span></text:span></text:p>
      <text:p text:style-name="P16"/>
      <text:p text:style-name="P6"><text:span text:style-name="fontstyle01"><text:span text:style-name="T14">As technology increases, there is the need to get abreast with latest technology in various aspects of our existence. With the help of technology and computerized systems in this regard, work has become easier to be accomplished in a shorter time and efficiency has been on the rise as well. </text:span></text:span></text:p>
      <text:p text:style-name="P6"><text:span text:style-name="fontstyle01"><text:span text:style-name="T14">With growing population</text:span></text:span><text:span text:style-name="T4"> </text:span><text:span text:style-name="fontstyle01"><text:span text:style-name="T14">and advancement in the medical technology and increasing expectation of the</text:span></text:span><text:span text:style-name="T4"> </text:span><text:span text:style-name="fontstyle01"><text:span text:style-name="T14">people especially for quality curative care, it has now become imperative to</text:span></text:span><text:span text:style-name="T4"> </text:span><text:span text:style-name="fontstyle01"><text:span text:style-name="T14">provide the best and quality health care services.</text:span></text:span></text:p>
      <text:p text:style-name="P6"><text:span text:style-name="fontstyle01"><text:span text:style-name="T14">The Hospital Management System is an effective computerized management</text:span></text:span><text:span text:style-name="T4"> </text:span><text:span text:style-name="fontstyle01"><text:span text:style-name="T14">structure which is purposely meant to replace the ‘traditional’ hospital management process which can be really slow.</text:span></text:span></text:p>
      <text:p text:style-name="P2"><text:span text:style-name="fontstyle01"><text:span text:style-name="T10"/></text:span></text:p>
      <text:p text:style-name="P6"><text:span text:style-name="fontstyle01"><text:span text:style-name="T11">AIM</text:span></text:span></text:p>
      <text:p text:style-name="P6"><text:span text:style-name="fontstyle01"><text:span text:style-name="T14"/></text:span></text:p>
      <text:p text:style-name="P6"><text:span text:style-name="fontstyle01"><text:span text:style-name="T14">To create a Desktop Application to manage the day to day running of a hospital. </text:span></text:span></text:p>
      <text:p text:style-name="P1"><text:span text:style-name="fontstyle01"><text:span text:style-name="T10"/></text:span></text:p>
      <text:p text:style-name="P30"><text:span text:style-name="fontstyle01"><text:span text:style-name="T11">OBJECTIVE</text:span></text:span><text:span text:style-name="T4"><text:line-break/></text:span></text:p>
      <text:p text:style-name="P30"><text:span text:style-name="fontstyle01"><text:span text:style-name="T14">The purpose of this </text:span></text:span><text:span text:style-name="fontstyle01"><text:span text:style-name="T17">system</text:span></text:span><text:span text:style-name="fontstyle01"><text:span text:style-name="T14"> is</text:span></text:span><text:span text:style-name="T4"> </text:span><text:span text:style-name="fontstyle01"><text:span text:style-name="T14">to computerize the Front Office Management of Hospital with a desktop application</text:span></text:span><text:span text:style-name="T4"> </text:span><text:span text:style-name="fontstyle01"><text:span text:style-name="T14">which is user friendly, simple, and fast. It deals with the generation of a computerized form which will be used for the collection</text:span></text:span><text:span text:style-name="T4"> </text:span><text:span text:style-name="fontstyle01"><text:span text:style-name="T14">of patient’s information, diagnosis details, etc. Traditionally, it was done manually.</text:span></text:span></text:p>
      <text:p text:style-name="P6"><text:span text:style-name="fontstyle01"><text:span text:style-name="T15"/></text:span></text:p>
      <text:p text:style-name="P6"><text:span text:style-name="fontstyle01"><text:span text:style-name="T12">TARGET ORGANIZATIONS</text:span></text:span></text:p>
      <text:p text:style-name="P1"><text:span text:style-name="fontstyle01"><text:span text:style-name="T19"/></text:span></text:p>
      <text:p text:style-name="P1"><text:span text:style-name="fontstyle01"><text:span text:style-name="T20">The e-care HMS is made specifically to ease the stress in the activites that the hospital staff in most urban areas face while carrying out their day to day activities in the hospital. It is important to note that this system would be efficient </text:span></text:span><text:span text:style-name="fontstyle01"><text:span text:style-name="T21">only in hospitals and clinics which have a huge customer base and also relies on technology in the running of its basic operations.</text:span></text:span></text:p>
      <text:p text:style-name="P1"><text:span text:style-name="fontstyle01"><text:span text:style-name="T10"/></text:span></text:p>
      <text:p text:style-name="P6"><text:span text:style-name="fontstyle01"><text:span text:style-name="T11">The main function of the system is to:</text:span></text:span></text:p>
      <text:list xml:id="list3501790086" text:style-name="WWNum1">
        <text:list-item>
          <text:p text:style-name="P43"><text:span text:style-name="fontstyle01"><text:span text:style-name="T14">Register and store patient details.</text:span></text:span></text:p>
        </text:list-item>
        <text:list-item>
          <text:p text:style-name="P43"><text:span text:style-name="fontstyle01"><text:span text:style-name="T14">Retrieve these details as and when required, and also to manipulate these</text:span></text:span><text:span text:style-name="T4"><text:line-break/></text:span><text:span text:style-name="fontstyle01"><text:span text:style-name="T14"> details meaningfully.</text:span></text:span><text:span text:style-name="T14"> </text:span><text:span text:style-name="fontstyle01"><text:span text:style-name="T14"><text:s text:c="2"/></text:span></text:span></text:p>
        </text:list-item>
        <text:list-item>
          <text:p text:style-name="P44"><text:span text:style-name="fontstyle01"><text:span text:style-name="T18">To give the hospital staff a user friendly desktop application in order to easily navigate through patient data in order for them to carry out their respective tasks more efficiently.</text:span></text:span></text:p>
        </text:list-item>
      </text:list>
      <text:p text:style-name="P6"><text:span text:style-name="fontstyle01"><text:span text:style-name="T14"/></text:span></text:p>
      <text:p text:style-name="P42"><text:span text:style-name="fontstyle01"><text:span text:style-name="T14">This function of Hospital Management Information System deals with</text:span></text:span><text:span text:style-name="fontstyle01"><text:span text:style-name="T5"> </text:span></text:span><text:span text:style-name="fontstyle01"><text:span text:style-name="T14">registering the new </text:span></text:span><text:span text:style-name="fontstyle01"><text:span text:style-name="T16">p</text:span></text:span><text:span text:style-name="fontstyle01"><text:span text:style-name="T14">atient for OPD and giving </text:span></text:span><text:span text:style-name="fontstyle01"><text:span text:style-name="T16">him or <text:s/>her a </text:span></text:span><text:span text:style-name="fontstyle01"><text:span text:style-name="T14">unique Identification</text:span></text:span><text:span text:style-name="fontstyle01"><text:span text:style-name="T4"> </text:span></text:span><text:span text:style-name="T5">n</text:span><text:span text:style-name="fontstyle01"><text:span text:style-name="T14">umber. This number is unique throughout the </text:span></text:span><text:span text:style-name="fontstyle01"><text:span text:style-name="T16">s</text:span></text:span><text:span text:style-name="fontstyle01"><text:span text:style-name="T14">ystem for</text:span></text:span><text:span text:style-name="T4"> </text:span><text:span text:style-name="fontstyle01"><text:span text:style-name="T14">identifying the exact patient. The patient can be registered at Reception. ID is used for tracking of medical records of the patient for that particular</text:span></text:span><text:span text:style-name="T4"> </text:span><text:span text:style-name="fontstyle01"><text:span text:style-name="T14">OPD admission. All the medical records of the patient are identified by</text:span></text:span><text:span text:style-name="T4"> </text:span><text:span text:style-name="fontstyle01"><text:span text:style-name="T14">combination of numbers i.e. Patient ID. The numbers give </text:span></text:span><text:span text:style-name="fontstyle01"><text:span text:style-name="T17">a</text:span></text:span><text:span text:style-name="fontstyle01"><text:span text:style-name="T14"> flexible search in terms</text:span></text:span><text:span text:style-name="T4"> </text:span><text:span text:style-name="fontstyle01"><text:span text:style-name="T14">of finding patient's History Record.</text:span></text:span></text:p>
      <text:p text:style-name="P2"><text:span text:style-name="fontstyle01"><text:span text:style-name="T10"/></text:span></text:p>
      <text:p text:style-name="P3"><text:soft-page-break/></text:p>
      <text:p text:style-name="P6"><text:span text:style-name="fontstyle01"><text:span text:style-name="T11"/></text:span></text:p>
      <text:p text:style-name="P17"><text:span text:style-name="fontstyle01"><text:span text:style-name="T6"/></text:span></text:p>
      <text:p text:style-name="P17"><text:span text:style-name="T3"/></text:p>
      <text:p text:style-name="P17"><text:span text:style-name="T3"/></text:p>
      <text:p text:style-name="P17"><text:span text:style-name="T3">ACCOUNTS OFFICE</text:span></text:p>
      <text:list xml:id="list3253438000" text:style-name="WWNum8">
        <text:list-item>
          <text:p text:style-name="P53"><text:span text:style-name="T9">National Health Insurance Scheme Coverage</text:span></text:p>
        </text:list-item>
      </text:list>
      <text:p text:style-name="P49"/>
      <text:p text:style-name="P51"><text:span text:style-name="T9">System is able to generate different bill for patients who have active NHIS renewals and for those whose have expired.</text:span></text:p>
      <text:p text:style-name="P49"/>
      <text:p text:style-name="P17"><text:span text:style-name="T1">With the aid of personnel in charge</text:span></text:p>
      <text:list xml:id="list3217624414" text:style-name="WWNum7">
        <text:list-item>
          <text:p text:style-name="P54"><text:span text:style-name="T1">Generates a receipt for patient and indicates on the form (BILL PAID) after which a hard copy of the receipt is provided to the patient for drug collection.</text:span></text:p>
        </text:list-item>
        <text:list-item>
          <text:p text:style-name="P54"><text:span text:style-name="T1">Final saving of form and documentation (saved into the database in the patients account) is done here.</text:span></text:p>
        </text:list-item>
      </text:list>
      <text:p text:style-name="P3"/>
      <text:p text:style-name="P3"/>
      <text:p text:style-name="P11"><text:span text:style-name="T1">PROBLEMS THE HMS SOLVE</text:span></text:p>
      <text:p text:style-name="P3"/>
      <text:p text:style-name="P6"><text:span text:style-name="fontstyle01"><text:span text:style-name="T14">Consider the time involved in having to go through the database of all patients just to find a patient’s folder. This can be really tiresome both for the personnel in charge as well as the patient. What about the trouble nurses go through, having to drop folders of patients on the Doctor’s table from time to time…just to mention a few.</text:span></text:span></text:p>
      <text:p text:style-name="P1"><text:span text:style-name="fontstyle01"><text:span text:style-name="T10"/></text:span></text:p>
      <text:p text:style-name="P31"><text:span text:style-name="fontstyle01"><text:span text:style-name="T13">Why the project will benefit society</text:span></text:span></text:p>
      <text:p text:style-name="P31"><text:span text:style-name="fontstyle01"><text:span text:style-name="T13"/></text:span></text:p>
      <text:list xml:id="list3450932356" text:style-name="L5">
        <text:list-item>
          <text:p text:style-name="P33"><text:span text:style-name="fontstyle01"><text:span text:style-name="T11">Early access to patient data. </text:span></text:span></text:p>
        </text:list-item>
      </text:list>
      <text:p text:style-name="P6"><text:span text:style-name="fontstyle01"><text:span text:style-name="T14"/></text:span></text:p>
      <text:p text:style-name="P31"><text:span text:style-name="fontstyle01"><text:span text:style-name="T14"><text:tab/>The HMS stores data in an electronic format or manner which can be retrieved easily. This <text:tab/>feature is very helpful when managing out-patient who visit hospital for ongoing treatment. The <text:tab/>patient medical info is saved together with important patient data like age, gender and previous <text:tab/>medical history. This system ensures the patients’ medical record is available whenever needed.</text:span></text:span></text:p>
      <text:list xml:id="list1822839349" text:style-name="L4">
        <text:list-item>
          <text:p text:style-name="P32"><text:span text:style-name="fontstyle01"><text:span text:style-name="T11">Improved efficiency</text:span></text:span></text:p>
        </text:list-item>
      </text:list>
      <text:p text:style-name="P6"><text:span text:style-name="fontstyle01"><text:span text:style-name="T14"><text:tab/>The health care unit will have no problem of delays or missing records even duplicate records. </text:span></text:span></text:p>
      <text:p text:style-name="P1"><text:span text:style-name="fontstyle01"><text:span text:style-name="T10"/></text:span></text:p>
      <text:list xml:id="list2498606440" text:style-name="L6">
        <text:list-item>
          <text:p text:style-name="P34"><text:span text:style-name="fontstyle01"><text:span text:style-name="T11">Reduces scope of error</text:span></text:span></text:p>
        </text:list-item>
      </text:list>
      <text:p text:style-name="P6"><text:span text:style-name="fontstyle01"><text:span text:style-name="T14"><text:tab/>It helps nurses to monitor the usage of drugs effectively which leads to better utilization of <text:tab/>medicine.</text:span></text:span></text:p>
      <text:p text:style-name="P1"><text:span text:style-name="fontstyle01"><text:span text:style-name="T10"/></text:span></text:p>
      <text:list xml:id="list4188790476" text:style-name="L7">
        <text:list-item>
          <text:p text:style-name="P35"><text:span text:style-name="fontstyle01"><text:span text:style-name="T11">Increased security<text:tab/><text:tab/></text:span></text:span></text:p>
        </text:list-item>
      </text:list>
      <text:p text:style-name="P6"><text:span text:style-name="fontstyle01"><text:span text:style-name="T14"><text:tab/>The software stores medical data of patients and other relevant info in secured databases.</text:span></text:span></text:p>
      <text:p text:style-name="P6"><text:span text:style-name="fontstyle01"><text:span text:style-name="T14"><text:tab/>The information inside the databases are only accessed by hospital staff that needs it for their <text:tab/>daily duties.</text:span></text:span></text:p>
      <text:p text:style-name="P3"/>
      <text:p text:style-name="P18"/>
      <text:p text:style-name="P18"/>
      <text:p text:style-name="P28"><text:soft-page-break/><text:span text:style-name="T7">Overview of E-Care HMS</text:span></text:p>
      <text:p text:style-name="P19"/>
      <text:p text:style-name="P19">The process begins at the reception, where the staff in charge logs in as a nurse, logs a patient</text:p>
      <text:p text:style-name="P19">into the system with the patient’s details generated by registering into the system. This form istransferred to the OPD section who take and record results (temperature, blood pressure) of the</text:p>
      <text:p text:style-name="P19">patient onto the form and then transfers to a doctor who also records their comments and</text:p>
      <text:p text:style-name="P19">prescriptions and sends a copy of the prescription to the pharmacy. At the pharmacy, the staff in</text:p>
      <text:p text:style-name="P19">charge can login, access the patient’s prescription and provides the drugs. That is after the patient</text:p>
      <text:p text:style-name="P19">has paid off their bill at the accounts section (a bill form is sent from the Pharmacy to the</text:p>
      <text:p text:style-name="P19">accounts office depending on the drugs to be taken). At every level, the form is saved into the</text:p>
      <text:p text:style-name="P19">database.</text:p>
      <text:p text:style-name="P19"/>
      <text:p text:style-name="P10">Operating Environment</text:p>
      <text:p text:style-name="P19">The <text:span text:style-name="T31">E-</text:span>Care HMS is an application which will be used in a Hospital. This system will be built on a simple Local Area Network to enable data transfer.</text:p>
      <text:p text:style-name="P10"/>
      <text:p text:style-name="P10">Design and Implementation Constraints</text:p>
      <text:p text:style-name="P19">Issues that may lead to limiting the options available to the development of the system include:</text:p>
      <text:p text:style-name="P19">• Corporate and Regulatory policies</text:p>
      <text:p text:style-name="P19">• Hardware Limitations</text:p>
      <text:p text:style-name="P19">• Lack of resources to host softwar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6">REQUIREMENT SPECIFICATION</text:p>
      <text:p text:style-name="P12"/>
      <text:p text:style-name="P13"/>
      <text:p text:style-name="P29"><text:span text:style-name="T7">Introduction</text:span></text:p>
      <text:p text:style-name="P18">T<text:span text:style-name="T31">he</text:span> <text:span text:style-name="T31">E-</text:span>Care Hospital Management System is a Desktop Application to manage the day to day</text:p>
      <text:p text:style-name="P18">running of a hospital. It is fused with features that will make the management of a Hospital rather</text:p>
      <text:p text:style-name="P18">simple, which means patients don’t have to go through long processes before they get treated. <text:span text:style-name="T31">The </text:span><text:s/><text:span text:style-name="T31">h</text:span>ospital staff <text:span text:style-name="T31">also</text:span> have their work simplified.</text:p>
      <text:p text:style-name="P18"><text:s/><text:span text:style-name="T7">Software Scope</text:span></text:p>
      <text:p text:style-name="P18">An effective computerized management structure which is purposely meant to replace the</text:p>
      <text:p text:style-name="P18">‘traditional’ hospital management process which can be really slow. This project is developed mainly to manage a hospital’s activities.The purpose of this is to computerize the Front Office Management of Hospital with a desktop application which is user friendly, simple, and fast.</text:p>
      <text:p text:style-name="P18"><text:s/><text:span text:style-name="T7">Software Perspective</text:span></text:p>
      <text:p text:style-name="P18">The eCare hospital management system is an offline web based application meant to be operated</text:p>
      <text:p text:style-name="P18">solely from an administrative end.</text:p>
      <text:p text:style-name="P18"/>
      <text:p text:style-name="P24"/>
      <text:p text:style-name="P38"><text:span text:style-name="T29">User Requirement Specification</text:span></text:p>
      <text:p text:style-name="P41"><text:span text:style-name="T26">R</text:span><text:span text:style-name="T25">eception</text:span></text:p>
      <text:p text:style-name="P41"><text:span text:style-name="T23">T</text:span><text:span text:style-name="T22">he user requires that a database can be created for a patients where each day’s visit has a new form for patient’s data to be recorded on. The database should also be able to accommodate the new patients who would visit the hospital for the first time.</text:span></text:p>
      <text:p text:style-name="P7"><text:span text:style-name="T10">S</text:span><text:span text:style-name="T28">ta</text:span><text:span text:style-name="T10">ff Restrictions</text:span></text:p>
      <text:p text:style-name="P36"><text:span text:style-name="T23">Another major requirement of the </text:span><text:span text:style-name="T24">user is for patient data to have restrictions of every level in the hospital staff. As such, nurses or receptionist do not have access to inputing data for drug prescription which is only the role of the doctor.</text:span></text:p>
      <text:p text:style-name="P7"><text:span text:style-name="T10">Pharmacy</text:span></text:p>
      <text:p text:style-name="P39"><text:span text:style-name="T10">This part requires that the system has a well organised database of al</text:span><text:span text:style-name="T27">l drugs that are available in the pharmacy.</text:span></text:p>
      <text:p text:style-name="P7"><text:span text:style-name="T10"/></text:p>
      <text:p text:style-name="P7"><text:span text:style-name="T10"/></text:p>
      <text:p text:style-name="P7"><text:soft-page-break/><text:span text:style-name="T10">Accounts Department</text:span></text:p>
      <text:p text:style-name="P40"><text:span text:style-name="T10">This section also requires that the system has mode of payment operation where the </text:span><text:span text:style-name="T28">accounts department is able to validate the payment method of the patient.This should allow the accounts department to choose whether the patient is covered by the National Health Insurance Scheme</text:span></text:p>
      <text:p text:style-name="P25"><text:s/><text:span text:style-name="T30">or not.</text:span></text:p>
      <text:p text:style-name="P9"/>
      <text:p text:style-name="P27">System’<text:span text:style-name="T30">s</text:span> Requirement Specification</text:p>
      <text:p text:style-name="P18"/>
      <text:p text:style-name="P37"><text:span text:style-name="fontstyle01"><text:span text:style-name="T11">Patient Registration</text:span></text:span></text:p>
      <text:p text:style-name="P37"><text:span text:style-name="fontstyle01"><text:span text:style-name="T14"/></text:span></text:p>
      <text:p text:style-name="P37"><text:span text:style-name="fontstyle01"><text:span text:style-name="T14">At the reception (With the help of the receptionist in charge)</text:span></text:span></text:p>
      <text:list xml:id="list4055724736" text:style-name="WWNum2">
        <text:list-item>
          <text:p text:style-name="P45"><text:span text:style-name="T1">New users are registered with a unique ID and kept in the database</text:span></text:p>
        </text:list-item>
        <text:list-item>
          <text:p text:style-name="P45"><text:span text:style-name="T1">Health card (National Health Insurance Scheme) is verified whether it is active or has expired</text:span></text:p>
        </text:list-item>
        <text:list-item>
          <text:p text:style-name="P45"><text:span text:style-name="T1">Already registered patients are logged into the system</text:span></text:p>
        </text:list-item>
        <text:list-item>
          <text:p text:style-name="P45"><text:span text:style-name="T1">Finally, a new form is generated from the system for the day’s record of the patient.</text:span></text:p>
        </text:list-item>
        <text:list-item>
          <text:p text:style-name="P45"><text:span text:style-name="T1">Form is saved </text:span><text:span text:style-name="T2">in a database of the </text:span><text:span text:style-name="T1">system and transferred to next stage (OPD Section)</text:span></text:p>
        </text:list-item>
      </text:list>
      <text:p text:style-name="P4"/>
      <text:p text:style-name="P23"><text:span text:style-name="T3">OPD SECTION</text:span></text:p>
      <text:p text:style-name="P23"><text:span text:style-name="T3"/></text:p>
      <text:p text:style-name="P23"><text:span text:style-name="T1">With the help of the Nurse in charge</text:span></text:p>
      <text:p text:style-name="P23"><text:span text:style-name="T1"/></text:p>
      <text:list xml:id="list3639757175" text:style-name="WWNum3">
        <text:list-item>
          <text:p text:style-name="P46"><text:span text:style-name="T1">User’s form (generated from the reception) is picked from the system </text:span></text:p>
        </text:list-item>
        <text:list-item>
          <text:p text:style-name="P46"><text:span text:style-name="T1">Regular nurse’s portal where height, weight, temperature, blood pressure and other preliminary tests are recorded on the patient’s form</text:span></text:p>
        </text:list-item>
        <text:list-item>
          <text:p text:style-name="P46"><text:span text:style-name="T1">Selection of available consultation room from list of consultation rooms</text:span></text:p>
        </text:list-item>
        <text:list-item>
          <text:p text:style-name="P46"><text:span text:style-name="T1">Form is saved </text:span><text:span text:style-name="T2">in the database of the </text:span><text:span text:style-name="T1"><text:s/>system and </text:span><text:span text:style-name="T2">is</text:span><text:span text:style-name="T1"> transferred to the available consulting room. Patient joins queue to the particular consulting room.</text:span></text:p>
        </text:list-item>
      </text:list>
      <text:p text:style-name="P5"/>
      <text:p text:style-name="P23"><text:span text:style-name="T3">CONSULTATION ROOM</text:span></text:p>
      <text:p text:style-name="P23"><text:span text:style-name="T3"/></text:p>
      <text:p text:style-name="P23"><text:span text:style-name="T1">With the help of a Doctor</text:span></text:p>
      <text:list xml:id="list4231069248" text:style-name="WWNum4">
        <text:list-item>
          <text:p text:style-name="P47"><text:span text:style-name="T1">Ticks symptoms of patient in provided symptoms on the form (in the form of radio buttons. Doctor doesn’t need to type much, he may do so If there is the need to attach some comments)</text:span></text:p>
        </text:list-item>
        <text:list-item>
          <text:p text:style-name="P47"><text:span text:style-name="T1">Requests for a lab session / report on behalf of patient, (in cases where the doctor requires an extra test be performed on the patient) and adds it to the form</text:span></text:p>
        </text:list-item>
        <text:list-item>
          <text:p text:style-name="P47"><text:span text:style-name="T1">Indicates prescription on form</text:span></text:p>
        </text:list-item>
        <text:list-item>
          <text:p text:style-name="P47"><text:span text:style-name="T1">Saves form record so far and transfers to the pharmacy</text:span></text:p>
        </text:list-item>
      </text:list>
      <text:p text:style-name="P5"/>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oft-page-break/><text:span text:style-name="T3">PHARMACY</text:span></text:p>
      <text:p text:style-name="P23"><text:span text:style-name="T3"/></text:p>
      <text:list xml:id="list1779281189" text:style-name="WWNum5">
        <text:list-item>
          <text:p text:style-name="P48"><text:span text:style-name="T1">Inventory of Drugs</text:span></text:p>
        </text:list-item>
      </text:list>
      <text:p text:style-name="P50"/>
      <text:p text:style-name="P55"><text:span text:style-name="T9">System that keeps track of all drugs and supplies available. System is updated anytime new drugs are brought in so there is proper record of available drug or health related items at any given time. This is also to ensure that there is drug available for patients at any given time.</text:span></text:p>
      <text:p text:style-name="P23"><text:span text:style-name="T1"/></text:p>
      <text:p text:style-name="P23"><text:span text:style-name="T1"><text:s/>With the aid of the Pharmacist</text:span></text:p>
      <text:p text:style-name="P23"><text:span text:style-name="T1"/></text:p>
      <text:list xml:id="list457501269" text:style-name="WWNum6">
        <text:list-item>
          <text:p text:style-name="P52"><text:span text:style-name="T1">Obtains updated form from Doctor and based on the doctor’s prescriptions provides drugs for patient</text:span></text:p>
        </text:list-item>
        <text:list-item>
          <text:p text:style-name="P52"><text:span text:style-name="T1">Provides detailed record of drugs provided (Ticking radio button or Filling in section for that if ticking does not provide enough options)</text:span></text:p>
        </text:list-item>
        <text:list-item>
          <text:p text:style-name="P52"><text:span text:style-name="T1">Saves form and forwards to accounts office for payment to be made</text:span></text:p>
        </text:list-item>
        <text:list-item>
          <text:p text:style-name="P52"><text:span text:style-name="T1">Checks receipt of patient (from account office) and provides drugs.</text:span></text:p>
        </text:list-item>
      </text:list>
      <text:p text:style-name="P21"/>
      <text:p text:style-name="P21"/>
      <text:p text:style-name="P22"><text:span text:style-name="T7"/></text:p>
      <text:p text:style-name="P14">Software Specification</text:p>
      <text:p text:style-name="P9">User Interface</text:p>
      <text:p text:style-name="P18">The system will have the following user interfaces.</text:p>
      <text:p text:style-name="P18">• Registration portal</text:p>
      <text:p text:style-name="P18">• Login portal</text:p>
      <text:p text:style-name="P18">• OPD Portal made up of the Doctor/Lab Tech Portal</text:p>
      <text:p text:style-name="P18">• Pharmacy Portal</text:p>
      <text:p text:style-name="P18">• Account Office portal</text:p>
      <text:p text:style-name="P18">Screenshots of the Registration portal and Login portal are provided below</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Fig. 2a</text:p>
      <text:p text:style-name="P20">Registration For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ig. 2<text:span text:style-name="T32">b</text:span></text:p>
      <text:p text:style-name="P20"><text:span text:style-name="T32"><text:s/></text:span>Login Form</text:p>
      <text:p text:style-name="P9">Hardware Interface</text:p>
      <text:p text:style-name="P18">The system is built on a simple LAN network (which will be offline) where all other departments</text:p>
      <text:p text:style-name="P18">are connected on the same network to enable file and resource sharing.</text:p>
      <text:p text:style-name="P9">Software Interface</text:p>
      <text:p text:style-name="P18">The system will be built on a Windows platform and will have a centralized Database which</text:p>
      <text:p text:style-name="P18"><text:soft-page-break/>stores records of every user (patient) at every point in time. The various application systems</text:p>
      <text:p text:style-name="P18">include and Inventory System, OPD System, Account System. Linkage between the OPD system and the Pharmacy System.</text:p>
      <text:p text:style-name="P18">The OPD system handles the registration of the patient, consultation session, pharmacy session</text:p>
      <text:p text:style-name="P18">Communication Interface</text:p>
      <text:p text:style-name="P18">This system is built and implemented on a LAN platform with all the other departments</text:p>
      <text:p text:style-name="P18">connected to each other.</text:p>
      <text:p text:style-name="P18"><text:span text:style-name="T7">Restrictions</text:span></text:p>
      <text:p text:style-name="P18">This system comes with privileges attached to every Level. Only the Doctor <text:span text:style-name="T33">and the Administrator are </text:span><text:s/>given more privileges. Nurses, Laboratory Technicians etc. are allowed privileges needed <text:span text:style-name="T33">for their</text:span> work <text:span text:style-name="T33">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fontstyle01" style:family="text" style:parent-style-name="Default_20_Paragraph_20_Font">
      <style:text-properties fo:color="#000000" style:font-name="TimesNewRomanPSMT" fo:font-family="TimesNewRomanPSMT" style:font-family-generic="roman" style:font-pitch="variable" fo:font-size="14pt" fo:font-style="normal" fo:font-weight="normal" style:font-size-asian="14pt" style:font-style-asian="normal" style:font-weight-asian="normal" style:font-size-complex="14pt" style:font-style-complex="normal" style:font-weight-complex="norma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1:55:11.926080638</meta:creation-date>
    <dc:date>2017-11-19T14:17:47.355061896</dc:date>
    <meta:editing-duration>PT17M26S</meta:editing-duration>
    <meta:editing-cycles>5</meta:editing-cycles>
    <meta:generator>LibreOffice/5.3.1.2$Linux_X86_64 LibreOffice_project/30m0$Build-2</meta:generator>
    <meta:document-statistic meta:table-count="0" meta:image-count="0" meta:object-count="0" meta:page-count="8" meta:paragraph-count="125" meta:word-count="1789" meta:character-count="10763" meta:non-whitespace-character-count="9096"/>
  </office:meta>
</office:document-meta>
</file>